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pitch="variable"/>
    <style:font-face style:name="Calibri Light" svg:font-family="'Calibri Light'"/>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ce style:name="宋体" svg:font-family="宋体" style:font-pitch="variable"/>
    <style:font-face style:name="宋体1" svg:font-family="宋体"/>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list-style-name="L1">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6"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7"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8" style:family="presentation" style:parent-style-name="Title_20_Slide-title" style:list-style-name="L8">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Slide-title" style:list-style-name="L8">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Title_20_Slide-title" style:list-style-name="L8">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Slide-title" style:list-style-name="L8">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style:text-underline-style="none" fo:hyphenate="false"/>
    </style:style>
    <style:style style:name="P2" style:family="paragraph">
      <loext:graphic-properties draw:fill="none"/>
      <style:paragraph-properties fo:margin-top="0cm" fo:margin-bottom="0cm" fo:line-height="90%" fo:text-align="center" style:punctuation-wrap="hanging" style:font-independent-line-spacing="true"/>
      <style:text-properties fo:font-size="60pt" style:text-underline-style="none" fo:hyphenate="false"/>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style:text-underline-style="solid" style:text-underline-width="auto" style:text-underline-color="font-color" fo:hyphenate="false"/>
    </style:style>
    <style:style style:name="P4"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style:text-underline-style="solid" style:text-underline-width="auto" style:text-underline-color="font-color" fo:hyphenate="false"/>
    </style:style>
    <style:style style:name="P5" style:family="paragraph">
      <loext:graphic-properties draw:fill="none" draw:fill-color="#ffffff"/>
      <style:paragraph-properties fo:margin-left="0cm" fo:margin-right="0cm" fo:margin-top="0.353cm" fo:margin-bottom="0cm" fo:line-height="90%" fo:text-align="center" fo:text-indent="0cm" style:punctuation-wrap="hanging" style:font-independent-line-spacing="true">
        <style:tab-stops>
          <style:tab-stop style:position="0cm"/>
        </style:tab-stops>
      </style:paragraph-properties>
      <style:text-properties fo:font-size="24pt" style:text-underline-style="solid" style:text-underline-width="auto" style:text-underline-color="font-color" fo:hyphenate="false"/>
    </style:style>
    <style:style style:name="P6" style:family="paragraph">
      <loext:graphic-properties draw:fill-color="#ffffff"/>
    </style:style>
    <style:style style:name="P7" style:family="paragraph">
      <style:paragraph-properties fo:margin-top="0cm" fo:margin-bottom="0cm" fo:line-height="90%" fo:text-align="center"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60pt"/>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draw:fill-color="#ffffff"/>
      <style:paragraph-properties fo:text-align="start" style:font-independent-line-spacing="true"/>
      <style:text-properties fo:font-size="2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loext:graphic-properties draw:fill="none"/>
      <style:paragraph-properties fo:margin-top="0cm" fo:margin-bottom="0cm" fo:line-height="90%" fo:text-align="center" style:punctuation-wrap="hanging"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 fo:font-size="60pt" fo:letter-spacing="normal" fo:font-style="normal" style:text-underline-style="none" fo:font-weight="normal" fo:background-color="transparent" style:font-size-asian="60pt" style:font-style-asian="normal" style:font-weight-asian="normal" style:font-size-complex="60pt" style:font-style-complex="normal" style:font-weight-complex="normal" fo:hyphenate="false"/>
    </style:style>
    <style:style style:name="P13" style:family="paragraph">
      <style:paragraph-properties fo:margin-left="1.27cm" fo:margin-right="0cm" fo:margin-top="0cm" fo:margin-bottom="0.353cm" fo:line-height="115%" fo:text-align="start" fo:text-indent="0cm" style:punctuation-wrap="hanging" style:writing-mode="lr-tb"/>
      <style:text-properties fo:hyphenate="false"/>
    </style:style>
    <style:style style:name="P14" style:family="paragraph">
      <loext:graphic-properties draw:fill="none"/>
      <style:paragraph-properties fo:margin-left="1.27cm" fo:margin-right="0cm" fo:margin-top="0cm" fo:margin-bottom="0.353cm" fo:line-height="115%" fo:text-align="start" fo:text-indent="0cm" style:punctuation-wrap="hanging" style:font-independent-line-spacing="true"/>
      <style:text-properties fo:font-size="18pt"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17" style:family="paragraph">
      <style:paragraph-properties fo:margin-left="0cm" fo:margin-right="0cm" fo:margin-top="0cm" fo:margin-bottom="0.353cm" fo:line-height="115%"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353cm" fo:line-height="115%" fo:text-align="start" fo:text-indent="0cm" style:punctuation-wrap="hanging" style:font-independent-line-spacing="true"/>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Calibri Light" fo:font-size="48pt" fo:letter-spacing="normal" fo:language="en" fo:country="US" fo:font-style="normal" style:text-underline-style="solid" style:text-underline-width="auto" style:text-underline-color="font-color" fo:font-weight="normal" fo:background-color="transparent" style:font-size-asian="48pt" style:font-style-asian="normal" style:font-weight-asian="normal" style:font-size-complex="4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style:font-name="Calibri1" fo:font-size="10.5pt" fo:letter-spacing="normal" fo:language="en" fo:country="US" fo:font-style="normal" style:text-underline-style="none" fo:font-weight="normal" fo:background-color="transparent" style:font-name-asian="宋体1" style:font-size-asian="10.5pt" style:font-style-asian="normal" style:font-weight-asian="normal" style:font-name-complex="Times New Roman1" style:font-size-complex="10.5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language-asian="zh" style:country-asian="CN" style:font-style-asian="normal" style:font-weight-asian="normal" style:font-size-complex="2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1" fo:font-size="14pt" fo:letter-spacing="normal" fo:language="en" fo:country="US" fo:font-style="normal" style:text-underline-style="none" fo:font-weight="bold" fo:background-color="transparent" style:font-name-asian="宋体1" style:font-size-asian="14pt" style:font-style-asian="normal" style:font-weight-asian="bold" style:font-name-complex="Times New Roman1"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38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oftware &#10;Requirements &#10;Specification" draw:style-name="dp1" draw:master-page-name="Title_20_Slide" presentation:presentation-page-layout-name="AL1T0">
        <draw:frame draw:name="Title 1" presentation:style-name="pr1" draw:text-style-name="P2" draw:layer="layout" svg:width="21.589cm" svg:height="6.631cm" svg:x="1.905cm" svg:y="-0.008cm" presentation:class="title" presentation:user-transformed="true">
          <draw:text-box>
            <text:p text:style-name="P1"><text:span text:style-name="T1">Software </text:span><text:span text:style-name="T1"><text:line-break/></text:span><text:span text:style-name="T1">Requirements </text:span><text:span text:style-name="T1"><text:line-break/></text:span><text:span text:style-name="T1">Specification</text:span></text:p>
          </draw:text-box>
        </draw:frame>
        <draw:frame draw:name="Subtitle 2" presentation:style-name="pr2" draw:text-style-name="P5" draw:layer="layout" svg:width="21.911cm" svg:height="11.194cm" svg:x="1.905cm" svg:y="7.148cm" presentation:class="subtitle" presentation:user-transformed="true">
          <draw:text-box>
            <text:p text:style-name="P3"><text:span text:style-name="T2">TOKEN MANAGEMENT SYSTEM</text:span></text:p>
            <text:p text:style-name="P3"><text:span text:style-name="T2"/></text:p>
            <text:p text:style-name="P3"><text:span text:style-name="T2"/></text:p>
            <text:p text:style-name="P3"><text:span text:style-name="T2"/></text:p>
            <text:p text:style-name="P4"><text:span text:style-name="T3">GROUP NO: 18 <text:s text:c="15"/></text:span></text:p>
            <text:p text:style-name="P4"><text:span text:style-name="T3">RINESH S</text:span></text:p>
            <text:p text:style-name="P4"><text:span text:style-name="T3">AADITYA CK</text:span></text:p>
            <text:p text:style-name="P4"><text:span text:style-name="T3">MOHAMMAD SINAN</text:span></text:p>
            <text:p text:style-name="P4"><text:span text:style-name="T3"><text:s text:c="9"/></text:span></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INTRODUCTION" draw:style-name="dp1" draw:master-page-name="Title_20_Slide" presentation:presentation-page-layout-name="AL1T0">
        <draw:frame presentation:style-name="pr4" draw:text-style-name="P8" draw:layer="layout" svg:width="21.589cm" svg:height="6.631cm" svg:x="1.232cm" svg:y="-4.507cm" presentation:class="title" presentation:user-transformed="true">
          <draw:text-box>
            <text:p text:style-name="P7"><text:span text:style-name="T4">INTRODUCTION</text:span></text:p>
          </draw:text-box>
        </draw:frame>
        <draw:frame presentation:style-name="pr5" draw:text-style-name="P10" draw:layer="layout" svg:width="22.08cm" svg:height="16.939cm" draw:transform="rotate (-0.00314159265358984) translate (0.758cm 2.152cm)" presentation:class="subtitle" presentation:user-transformed="true">
          <draw:text-box>
            <text:p text:style-name="P9"><text:span text:style-name="T5">1.Problem Statement.</text:span></text:p>
            <text:p text:style-name="P9"><text:span text:style-name="T5">2. Why this App ?</text:span></text:p>
            <text:p text:style-name="P9"><text:span text:style-name="T5">3. Stakeholder Identification.</text:span></text:p>
            <text:p text:style-name="P9"><text:span text:style-name="T5">4.Requirement Gathering Methodologies.</text:span></text:p>
            <text:p text:style-name="P9"><text:span text:style-name="T5">5.Let's have a survey.</text:span></text:p>
            <text:p text:style-name="P9"><text:span text:style-name="T5">6.Project Plan.</text:span></text:p>
            <text:p text:style-name="P9"><text:span text:style-name="T5">7.Literature Review.</text:span></text:p>
            <text:p text:style-name="P9"><text:span text:style-name="T5">8.Functional Requirements.</text:span></text:p>
            <text:p text:style-name="P9"><text:span text:style-name="T5">9.Non Functional Requirements.</text:span></text:p>
            <text:p text:style-name="P9"><text:span text:style-name="T5">10.App Interface and Functionalities.</text:span></text:p>
            <text:p text:style-name="P9"><text:span text:style-name="T5">11.Login And Authentication.</text:span></text:p>
            <text:p text:style-name="P9"><text:span text:style-name="T5">12.User Route Dashboard.</text:span></text:p>
            <text:p text:style-name="P9"><text:span text:style-name="T5">13.User Route constraint Input.</text:span></text:p>
            <text:p text:style-name="P9"><text:span text:style-name="T5">14.Route Result.</text:span></text:p>
            <text:p text:style-name="P9"><text:span text:style-name="T5">15.Route Detailed View.</text:span></text:p>
            <text:p text:style-name="P9"><text:span text:style-name="T5">16.Tools Used.</text:span></text:p>
          </draw:text-box>
        </draw:fram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roblem &#10;statement" draw:style-name="dp1" draw:master-page-name="Title_20_Slide" presentation:presentation-page-layout-name="AL1T0">
        <draw:frame presentation:style-name="pr6" draw:text-style-name="P8" draw:layer="layout" svg:width="21.589cm" svg:height="3.893cm" svg:x="1.087cm" svg:y="0.878cm" presentation:class="title" presentation:user-transformed="true">
          <draw:text-box>
            <text:p text:style-name="P7"><text:span text:style-name="T6">Problem </text:span><text:span text:style-name="T6"><text:line-break/></text:span><text:span text:style-name="T6">statement</text:span></text:p>
          </draw:text-box>
        </draw:frame>
        <draw:frame presentation:style-name="pr5" draw:text-style-name="P10" draw:layer="layout" svg:width="23.234cm" svg:height="11.766cm" svg:x="0.914cm" svg:y="5.648cm" presentation:class="subtitle" presentation:user-transformed="true">
          <draw:text-box>
            <text:list text:style-name="L3">
              <text:list-item>
                <text:p text:style-name="P11"><text:span text:style-name="T7">Integration of our application with the current hardware devices</text:span></text:p>
              </text:list-item>
            </text:list>
            <text:p text:style-name="P11"><text:span text:style-name="T8"/></text:p>
            <text:list text:continue-numbering="true" text:style-name="L3">
              <text:list-item>
                <text:p text:style-name="P11"><text:span text:style-name="T7">Publicity of application</text:span></text:p>
              </text:list-item>
            </text:list>
            <text:p text:style-name="P11"><text:span text:style-name="T8"/></text:p>
            <text:list text:continue-numbering="true" text:style-name="L3">
              <text:list-item>
                <text:p text:style-name="P11"><text:span text:style-name="T7">Some hospitals have some low level versions of our app as website to just booking doctors</text:span></text:p>
              </text:list-item>
            </text:list>
            <text:p text:style-name="P11"><text:span text:style-name="T8"/></text:p>
            <text:list text:continue-numbering="true" text:style-name="L3">
              <text:list-item>
                <text:p text:style-name="P11"><text:span text:style-name="T7">Most of the hardware's using the hospitals are incompatible for integration so new hardware cost</text:span></text:p>
              </text:list-item>
            </text:list>
            <text:p text:style-name="P11"><text:span text:style-name="T8"/></text:p>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Why this app?" draw:style-name="dp1" draw:master-page-name="Title_20_Slide" presentation:presentation-page-layout-name="AL1T0">
        <draw:frame presentation:style-name="pr4" draw:text-style-name="P8" draw:layer="layout" svg:width="21.589cm" svg:height="6.631cm" svg:x="1.52cm" svg:y="-3.965cm" presentation:class="title" presentation:user-transformed="true">
          <draw:text-box>
            <text:p text:style-name="P7"><text:span text:style-name="T6">Why this app?</text:span></text:p>
          </draw:text-box>
        </draw:frame>
        <draw:frame presentation:style-name="pr5" draw:text-style-name="P10" draw:layer="layout" svg:width="23.439cm" svg:height="13.333cm" svg:x="0.986cm" svg:y="4.998cm" presentation:class="subtitle" presentation:user-transformed="true">
          <draw:text-box>
            <text:list text:style-name="L3">
              <text:list-item>
                <text:p text:style-name="P11"><text:span text:style-name="T7">Taking token from hospitals takes more time in some Hospitals like medical college</text:span></text:p>
              </text:list-item>
              <text:list-item>
                <text:p text:style-name="P11"><text:span text:style-name="T7"><text:s/></text:span><text:span text:style-name="T7">But the hardest part is after that , waiting for your number in the screen,you may miss number if you go to anywhere else <text:s/>,due to this reason the congestion out there <text:s/>by standers have to wait there they may get sick <text:s/>etc</text:span></text:p>
              </text:list-item>
              <text:list-item>
                <text:p text:style-name="P11"><text:span text:style-name="T7">Can save time by our app our app rigs alarm before 10 min you want to leave home if the travel time set by the user(for now) ,and again alarm strikes before 5 tokens you can customize this <text:s/></text:span></text:p>
              </text:list-item>
              <text:list-item>
                <text:p text:style-name="P11"><text:span text:style-name="T7">You can skip all the Waiting parts at the Hospital <text:s text:c="60"/></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Scope " draw:style-name="dp1" draw:master-page-name="Title_20_Slide" presentation:presentation-page-layout-name="AL1T0">
        <draw:frame presentation:style-name="pr4" draw:text-style-name="P8" draw:layer="layout" svg:width="21.589cm" svg:height="6.631cm" svg:x="1.5cm" svg:y="-4.131cm" presentation:class="title" presentation:user-transformed="true">
          <draw:text-box>
            <text:p text:style-name="P7"><text:span text:style-name="T6">Scope </text:span></text:p>
          </draw:text-box>
        </draw:frame>
        <draw:frame presentation:style-name="pr7" draw:text-style-name="P10" draw:layer="layout" svg:width="23.62cm" svg:height="15.168cm" draw:transform="rotate (-0.00575958653158118) translate (1.087cm 3cm)" presentation:class="subtitle" presentation:user-transformed="true">
          <draw:text-box>
            <text:list text:style-name="L4">
              <text:list-item>
                <text:p text:style-name="P11"><text:span text:style-name="T7">Anyone who gives value to time and simplicity in life will use this application </text:span></text:p>
              </text:list-item>
              <text:list-item>
                <text:p text:style-name="P11"><text:span text:style-name="T7">From the hospitals side when other hospitals have implemented this apps facilities other hospitals have to use this app to stand in the competing environment</text:span></text:p>
              </text:list-item>
              <text:list-item>
                <text:p text:style-name="P11"><text:span text:style-name="T7">It will reduce congestion in hospitals </text:span></text:p>
              </text:list-item>
              <text:list-item>
                <text:p text:style-name="P11"><text:span text:style-name="T7">Those hospitals using our app get more patients than others because up to a limit everyone values time more than distance</text:span></text:p>
              </text:list-item>
              <text:list-item>
                <text:p text:style-name="P11"><text:span text:style-name="T7">Can be upgraded for other areas like Bank &amp; financial institutions,School,Hotel,Saloon etc </text:span></text:p>
              </text:list-item>
              <text:list-item>
                <text:p text:style-name="P11"><text:span text:style-name="T7">Can give ads in app, token display, also in token and advertised recommendation while selecting hospitals according to country , state ,etc <text:s/></text:span></text:p>
              </text:list-item>
              <text:list-item>
                <text:p text:style-name="P11"><text:span text:style-name="T7">collaboration with hardware manufactures of display and token printing machine </text:span></text:p>
              </text:list-item>
            </text:list>
            <text:p text:style-name="P11"><text:span text:style-name="T8"/></text:p>
          </draw:text-box>
        </draw:frame>
        <presentation:notes draw:style-name="dp2">
          <draw:page-thumbnail draw:style-name="gr1"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Stakeholder identification" draw:style-name="dp1" draw:master-page-name="Title_20_Slide" presentation:presentation-page-layout-name="AL1T0">
        <draw:frame presentation:style-name="pr4" draw:text-style-name="P8" draw:layer="layout" svg:width="21.589cm" svg:height="6.631cm" svg:x="1.905cm" svg:y="-2.383cm" presentation:class="title" presentation:user-transformed="true">
          <draw:text-box>
            <text:p text:style-name="P7"><text:span text:style-name="T6">Stakeholder identification</text:span></text:p>
          </draw:text-box>
        </draw:frame>
        <draw:frame presentation:style-name="pr5" draw:text-style-name="P10" draw:layer="layout" svg:width="23.775cm" svg:height="13.242cm" svg:x="0.812cm" svg:y="4.678cm" presentation:class="subtitle" presentation:user-transformed="true">
          <draw:text-box>
            <text:list text:style-name="L3">
              <text:list-header>
                <text:p text:style-name="P11"><text:span text:style-name="T8">Primary Stakeholders:</text:span><text:span text:style-name="T7"> <text:s text:c="64"/></text:span></text:p>
                <text:p text:style-name="P11"><text:span text:style-name="T7"><text:s text:c="2"/></text:span><text:span text:style-name="T7">a. all patients and there by standers(apparently all). </text:span></text:p>
                <text:p text:style-name="P11"><text:span text:style-name="T7">b. Doctors </text:span></text:p>
                <text:p text:style-name="P11"><text:span text:style-name="T7">c. Receptionist. <text:s text:c="81"/></text:span></text:p>
                <text:p text:style-name="P11"><text:span text:style-name="T7">d. And all the other users and token providers of bank,Financial bank &amp; financial institutions School,Hotels , saloons etc </text:span></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Requirement Gathering Methodologies" draw:style-name="dp1" draw:master-page-name="Title_20_Slide" presentation:presentation-page-layout-name="AL1T0">
        <draw:frame presentation:style-name="pr6" draw:text-style-name="P8" draw:layer="layout" svg:width="21.589cm" svg:height="4.759cm" svg:x="1.905cm" svg:y="0.394cm" presentation:class="title" presentation:user-transformed="true">
          <draw:text-box>
            <text:p text:style-name="P7"><text:span text:style-name="T9">Requirement Gathering Methodologies</text:span></text:p>
          </draw:text-box>
        </draw:frame>
        <draw:frame presentation:style-name="pr5" draw:text-style-name="P10" draw:layer="layout" svg:width="22.902cm" svg:height="12.98cm" svg:x="1.03cm" svg:y="5.648cm" presentation:class="subtitle" presentation:user-transformed="true">
          <draw:text-box>
            <text:list text:style-name="L3">
              <text:list-item>
                <text:p text:style-name="P11"><text:span text:style-name="T7">Visiting hospitals and communicating with staffs</text:span></text:p>
              </text:list-item>
            </text:list>
            <text:p text:style-name="P11"><text:span text:style-name="T8"/></text:p>
            <text:list text:continue-numbering="true" text:style-name="L3">
              <text:list-item>
                <text:p text:style-name="P11"><text:span text:style-name="T7">Asking patients in hospitals</text:span></text:p>
              </text:list-item>
            </text:list>
            <text:p text:style-name="P11"><text:span text:style-name="T8"/></text:p>
            <text:list text:continue-numbering="true" text:style-name="L3">
              <text:list-item>
                <text:p text:style-name="P11"><text:span text:style-name="T7">Opinion collecting from college students staffs and from their parents through google form</text:span></text:p>
              </text:list-item>
            </text:list>
            <text:p text:style-name="P11"><text:span text:style-name="T8"/></text:p>
          </draw:text-box>
        </draw:frame>
        <presentation:notes draw:style-name="dp2">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roject Plan" draw:style-name="dp1" draw:master-page-name="Title_20_Slide" presentation:presentation-page-layout-name="AL1T0">
        <draw:frame presentation:style-name="pr6" draw:text-style-name="P8" draw:layer="layout" svg:width="23.814cm" svg:height="3.251cm" svg:x="0.531cm" svg:y="0.825cm" presentation:class="title" presentation:user-transformed="true">
          <draw:text-box>
            <text:p text:style-name="P7"><text:span text:style-name="T6">Project Plan</text:span></text:p>
          </draw:text-box>
        </draw:frame>
        <draw:frame presentation:style-name="pr5" draw:text-style-name="P10" draw:layer="layout" svg:width="23.07cm" svg:height="13.302cm" svg:x="1.274cm" svg:y="4.731cm" presentation:class="subtitle" presentation:user-transformed="true">
          <draw:text-box>
            <text:list text:style-name="L3">
              <text:list-item>
                <text:p text:style-name="P11"><text:span text:style-name="T7">SURVEY</text:span></text:p>
              </text:list-item>
              <text:list-item>
                <text:p text:style-name="P11"><text:span text:style-name="T7">DETAIL GATHERING</text:span></text:p>
              </text:list-item>
              <text:list-item>
                <text:p text:style-name="P11"><text:span text:style-name="T7">IDEA CREATION</text:span></text:p>
              </text:list-item>
              <text:list-item>
                <text:p text:style-name="P11"><text:span text:style-name="T7">GUI FRAMEWORK</text:span></text:p>
              </text:list-item>
              <text:list-item>
                <text:p text:style-name="P11"><text:span text:style-name="T7">HARDWARE REQUIREMENT</text:span></text:p>
              </text:list-item>
              <text:list-item>
                <text:p text:style-name="P11"><text:span text:style-name="T7">SOFTWARE REQUIREMENT</text:span></text:p>
              </text:list-item>
              <text:list-item>
                <text:p text:style-name="P11"><text:span text:style-name="T7">PRODUCT TESTING</text:span></text:p>
              </text:list-item>
              <text:list-item>
                <text:p text:style-name="P11"><text:span text:style-name="T7">DEPLOYMENT</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Literature Review" draw:style-name="dp1" draw:master-page-name="Title_20_Slide" presentation:presentation-page-layout-name="AL1T0">
        <draw:frame presentation:style-name="pr4" draw:text-style-name="P8" draw:layer="layout" svg:width="23.14cm" svg:height="2.578cm" svg:x="0.919cm" svg:y="0.391cm" presentation:class="title" presentation:user-transformed="true">
          <draw:text-box>
            <text:p text:style-name="P7"><text:span text:style-name="T6">Literature Review</text:span></text:p>
          </draw:text-box>
        </draw:frame>
        <draw:frame presentation:style-name="pr5" draw:text-style-name="P10" draw:layer="layout" svg:width="23.167cm" svg:height="14.575cm" svg:x="1.323cm" svg:y="3.672cm" presentation:class="subtitle" presentation:user-transformed="true">
          <draw:text-box>
            <text:list text:style-name="L3">
              <text:list-item>
                <text:p text:style-name="P11"><text:span text:style-name="T7">Algorithms to <text:s/>to implement alarms on reaching particular token</text:span></text:p>
              </text:list-item>
            </text:list>
            <text:p text:style-name="P11"><text:span text:style-name="T8"/></text:p>
            <text:list text:continue-numbering="true" text:style-name="L3">
              <text:list-item>
                <text:p text:style-name="P11"><text:span text:style-name="T7">algorithm for time predicting. <text:s text:c="2"/></text:span></text:p>
              </text:list-item>
            </text:list>
            <text:p text:style-name="P11"><text:span text:style-name="T8"/></text:p>
            <text:list text:continue-numbering="true" text:style-name="L3">
              <text:list-item>
                <text:p text:style-name="P11"><text:span text:style-name="T7">Algorithm using queue to add people came late and has to revisit doctor after test to the token system</text:span></text:p>
              </text:list-item>
            </text:list>
            <text:p text:style-name="P11"><text:span text:style-name="T8"/></text:p>
            <text:p text:style-name="P11"><text:span text:style-name="T8"/></text:p>
          </draw:text-box>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Functional Requirements" draw:style-name="dp1" draw:master-page-name="Title_20_Slide" presentation:presentation-page-layout-name="AL1T0">
        <draw:frame presentation:style-name="pr6" draw:text-style-name="P8" draw:layer="layout" svg:width="23.405cm" svg:height="2.036cm" svg:x="1.159cm" svg:y="0.689cm" presentation:class="title" presentation:user-transformed="true">
          <draw:text-box>
            <text:p text:style-name="P7"><text:span text:style-name="T9">Functional Requirements</text:span></text:p>
          </draw:text-box>
        </draw:frame>
        <draw:frame presentation:style-name="pr7" draw:text-style-name="P10" draw:layer="layout" svg:width="22.817cm" svg:height="14.087cm" svg:x="1.395cm" svg:y="3.255cm" presentation:class="subtitle" presentation:user-transformed="true">
          <draw:text-box>
            <text:p text:style-name="P9"><text:span text:style-name="T7">Input requirements</text:span></text:p>
            <text:p text:style-name="P9"><text:span text:style-name="T7">1.user</text:span></text:p>
            <text:p text:style-name="P9"><text:span text:style-name="T7"><text:s/></text:span><text:span text:style-name="T7">* User data filling at the time of registering</text:span></text:p>
            <text:p text:style-name="P9"><text:span text:style-name="T7"><text:s/></text:span><text:span text:style-name="T7">* Selecting hospital through search </text:span></text:p>
            <text:p text:style-name="P9"><text:span text:style-name="T7"><text:s text:c="2"/></text:span><text:span text:style-name="T7">*payment <text:s/>for token</text:span></text:p>
            <text:p text:style-name="P9"><text:span text:style-name="T7">Doctor</text:span></text:p>
            <text:p text:style-name="P9"><text:span text:style-name="T7">* Incrementing token count for normal users</text:span></text:p>
            <text:p text:style-name="P9"><text:span text:style-name="T7">*To call tokens which come late and reapplied </text:span></text:p>
            <text:p text:style-name="P9"><text:span text:style-name="T7">*To call those who applied revisit </text:span></text:p>
            <text:p text:style-name="P9"><text:span text:style-name="T7">*Option to add the current token to revisit queue</text:span></text:p>
            <text:p text:style-name="P9"><text:span text:style-name="T8"/></text:p>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draw:frame presentation:style-name="pr8" draw:text-style-name="P12" draw:layer="layout" svg:width="21.589cm" svg:height="6.631cm" svg:x="1.905cm" svg:y="-10.241cm" presentation:class="title" presentation:placeholder="true" presentation:user-transformed="true">
          <draw:text-box/>
        </draw:frame>
        <draw:frame presentation:style-name="pr7" draw:text-style-name="P10" draw:layer="layout" svg:width="23.014cm" svg:height="15.769cm" draw:transform="rotate (-0.00488692190558406) translate (1.365cm 1.69cm)" presentation:class="subtitle" presentation:user-transformed="true">
          <draw:text-box>
            <text:p text:style-name="P9"><text:span text:style-name="T7">Staff</text:span></text:p>
            <text:p text:style-name="P9"><text:span text:style-name="T7">*Provide token number</text:span></text:p>
            <text:p text:style-name="P9"><text:span text:style-name="T7">Cancel token</text:span></text:p>
            <text:p text:style-name="P9"><text:span text:style-name="T7">Set limit for token registration</text:span></text:p>
            <text:p text:style-name="P9"><text:span text:style-name="T7">Set amount for token <text:s/>booking </text:span></text:p>
            <text:p text:style-name="P9"><text:span text:style-name="T8"/></text:p>
            <text:p text:style-name="P9"><text:span text:style-name="T7"><text:s/></text:span><text:span text:style-name="T7">Output requirement</text:span></text:p>
            <text:p text:style-name="P9"><text:span text:style-name="T7">User</text:span></text:p>
            <text:p text:style-name="P9"><text:span text:style-name="T7">*Live token number display</text:span></text:p>
            <text:p text:style-name="P9"><text:span text:style-name="T7">* Alarm warning before particular tokens before there</text:span></text:p>
            <text:p text:style-name="P9"><text:span text:style-name="T7">*Alarm on timely token display</text:span></text:p>
            <text:p text:style-name="P9"><text:span text:style-name="T7">*Expected time calculation</text:span></text:p>
            <text:p text:style-name="P9"><text:span text:style-name="T7">*Reminder before 10 min if travel time givens</text:span></text:p>
            <text:p text:style-name="P9"><text:span text:style-name="T7">*Number of tokens you are behind in case of revisit and late</text:span></text:p>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draw:frame presentation:style-name="pr9" draw:text-style-name="P12" draw:layer="layout" svg:width="21.469cm" svg:height="3.05cm" svg:x="3.175cm" svg:y="-5.05cm" presentation:class="title" presentation:placeholder="true" presentation:user-transformed="true">
          <draw:text-box/>
        </draw:frame>
        <draw:frame presentation:style-name="pr5" draw:text-style-name="P10" draw:layer="layout" svg:width="23.956cm" svg:height="17.266cm" svg:x="0.625cm" svg:y="0.957cm" presentation:class="subtitle" presentation:user-transformed="true">
          <draw:text-box>
            <text:p text:style-name="P9"><text:span text:style-name="T7">Doctor</text:span></text:p>
            <text:p text:style-name="P9"><text:span text:style-name="T7">*Information about number of tokens to be called</text:span></text:p>
            <text:p text:style-name="P9"><text:span text:style-name="T7">*current token</text:span></text:p>
            <text:p text:style-name="P9"><text:span text:style-name="T7"><text:s/></text:span></text:p>
            <text:p text:style-name="P9"><text:span text:style-name="T8"/></text:p>
            <text:p text:style-name="P9"><text:span text:style-name="T7">Staff</text:span></text:p>
            <text:p text:style-name="P9"><text:span text:style-name="T8"/></text:p>
            <text:p text:style-name="P9"><text:span text:style-name="T7">Displaying limit of tokens set</text:span></text:p>
            <text:p text:style-name="P9"><text:span text:style-name="T7">Current token number </text:span></text:p>
            <text:p text:style-name="P9"><text:span text:style-name="T7">Tokens left</text:span></text:p>
            <text:p text:style-name="P9"><text:span text:style-name="T7"><text:s text:c="2"/></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draw:frame presentation:style-name="pr10" draw:text-style-name="P12" draw:layer="layout" svg:width="21.589cm" svg:height="8.134cm" draw:transform="skewX (-4.24209038303309E-017) rotate (-0.415039296124252) translate (4.463cm -22.06cm)" presentation:class="title" presentation:placeholder="true" presentation:user-transformed="true">
          <draw:text-box/>
        </draw:frame>
        <draw:frame presentation:style-name="pr5" draw:text-style-name="P10" draw:layer="layout" svg:width="24.232cm" svg:height="17.338cm" svg:x="0.373cm" svg:y="0.481cm" presentation:class="subtitle" presentation:user-transformed="true">
          <draw:text-box>
            <text:p text:style-name="P9"><text:span text:style-name="T7">Processing requirements</text:span></text:p>
            <text:p text:style-name="P9"><text:span text:style-name="T8"/></text:p>
            <text:p text:style-name="P9"><text:span text:style-name="T7">* estimated time calculation according to average of previous token calls</text:span></text:p>
            <text:p text:style-name="P9"><text:span text:style-name="T7">*calculations on number of tokens left to reach for the one came late and re-consultation after checkup required</text:span></text:p>
            <text:p text:style-name="P9"><text:span text:style-name="T7">* Payment processing and verification</text:span></text:p>
            <text:p text:style-name="P9"><text:span text:style-name="T8"/></text:p>
            <text:p text:style-name="P9"><text:span text:style-name="T8"/></text:p>
          </draw:text-box>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Non-Functional Requirements" draw:style-name="dp1" draw:master-page-name="Title_20_Slide" presentation:presentation-page-layout-name="AL1T0">
        <draw:frame presentation:style-name="pr6" draw:text-style-name="P8" draw:layer="layout" svg:width="21.589cm" svg:height="3.643cm" svg:x="1.905cm" svg:y="0.5cm" presentation:class="title" presentation:user-transformed="true">
          <draw:text-box>
            <text:p text:style-name="P7"><text:span text:style-name="T6">Non-Functional Requirements</text:span></text:p>
          </draw:text-box>
        </draw:frame>
        <draw:frame presentation:style-name="pr5" draw:text-style-name="P10" draw:layer="layout" svg:width="23.174cm" svg:height="14.183cm" svg:x="1.082cm" svg:y="4.184cm" presentation:class="subtitle" presentation:user-transformed="true">
          <draw:text-box>
            <text:p text:style-name="P9"><text:span text:style-name="T8"><text:s/></text:span><text:span text:style-name="T8">Performance Requirements </text:span></text:p>
            <text:p text:style-name="P9"><text:span text:style-name="T7">*Consultation slip should be printed <text:s/>in the hospital within 10 min</text:span></text:p>
            <text:p text:style-name="P9"><text:span text:style-name="T7">*there should be minimal delay in token display in the application <text:s/></text:span></text:p>
            <text:p text:style-name="P9"><text:span text:style-name="T8">• </text:span><text:span text:style-name="T8">Security Requirements </text:span></text:p>
            <text:p text:style-name="P9"><text:span text:style-name="T8">– </text:span><text:span text:style-name="T8">Strong authorization and authentication done using JWT token. </text:span></text:p>
            <text:p text:style-name="P9"><text:span text:style-name="T8">– </text:span><text:span text:style-name="T8">Passwords hashed using sha256</text:span></text:p>
            <text:p text:style-name="P9"><text:span text:style-name="T8">– </text:span><text:span text:style-name="T8">https implementation to prevent MITM attacks</text:span></text:p>
            <text:p text:style-name="P9"><text:span text:style-name="T7"><text:s/></text:span><text:span text:style-name="T7">*One user can only book up to 8 tokens a day</text:span></text:p>
            <text:p text:style-name="P9"><text:span text:style-name="T8"/></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App Interface and Requirements" draw:style-name="dp1" draw:master-page-name="Title_20_Slide" presentation:presentation-page-layout-name="AL1T0">
        <draw:frame presentation:style-name="pr6" draw:text-style-name="P8" draw:layer="layout" svg:width="21.589cm" svg:height="4.274cm" svg:x="1.905cm" svg:y="0.19cm" presentation:class="title" presentation:user-transformed="true">
          <draw:text-box>
            <text:p text:style-name="P7"><text:span text:style-name="T6">App Interface and Requirements</text:span></text:p>
          </draw:text-box>
        </draw:frame>
        <draw:frame presentation:style-name="pr5" draw:text-style-name="P10" draw:layer="layout" svg:width="23.047cm" svg:height="13.268cm" svg:x="1.257cm" svg:y="4.837cm" presentation:class="subtitle" presentation:user-transformed="true">
          <draw:text-box>
            <text:p text:style-name="P9"><text:span text:style-name="T7">Login </text:span><text:span text:style-name="T8"><text:s/>and authentication</text:span></text:p>
            <text:p text:style-name="P9"><text:span text:style-name="T8">•</text:span><text:span text:style-name="T7"> </text:span><text:span text:style-name="T7">doctor dashboard</text:span></text:p>
            <text:p text:style-name="P9"><text:span text:style-name="T8">• </text:span><text:span text:style-name="T8">User</text:span><text:span text:style-name="T7"> dashboard </text:span></text:p>
            <text:p text:style-name="P9"><text:span text:style-name="T8">•</text:span><text:span text:style-name="T7">staff dashboard </text:span><text:span text:style-name="T8"><text:s/></text:span></text:p>
            <text:p text:style-name="P9"><text:span text:style-name="T8">•</text:span><text:span text:style-name="T7">login <text:s/>page for all the users</text:span></text:p>
            <text:p text:style-name="P9"><text:span text:style-name="T7"><text:s/></text:span></text:p>
            <text:p text:style-name="P9"><text:span text:style-name="T8"/></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Login and Authentication" draw:style-name="dp1" draw:master-page-name="Title_20_Slide" presentation:presentation-page-layout-name="AL1T0">
        <draw:frame presentation:style-name="pr6" draw:text-style-name="P8" draw:layer="layout" svg:width="22.592cm" svg:height="4.166cm" svg:x="0.993cm" svg:y="-1.197cm" presentation:class="title" presentation:user-transformed="true">
          <draw:text-box>
            <text:p text:style-name="P7"><text:span text:style-name="T6">Login and Authentication</text:span></text:p>
          </draw:text-box>
        </draw:frame>
        <draw:frame presentation:style-name="pr5" draw:text-style-name="P10" draw:layer="layout" svg:width="22.626cm" svg:height="13.957cm" svg:x="1.407cm" svg:y="3.763cm" presentation:class="subtitle" presentation:user-transformed="true">
          <draw:text-box>
            <text:p text:style-name="P9"><text:span text:style-name="T8">• </text:span><text:span text:style-name="T8">The user should be able to log into the application using his email and password.</text:span></text:p>
            <text:p text:style-name="P9"><text:span text:style-name="T8"/></text:p>
            <text:p text:style-name="P9"><text:span text:style-name="T8">• </text:span><text:span text:style-name="T8">Once logged, the user will be greeted with a dashboard that he can use</text:span><text:span text:style-name="T7">d to book tokens</text:span></text:p>
            <text:p text:style-name="P9"><text:span text:style-name="T8">Login Interface Requirements:</text:span></text:p>
            <text:p text:style-name="P9"><text:span text:style-name="T8">1. Single user should have a single account only</text:span></text:p>
            <text:p text:style-name="P9"><text:span text:style-name="T8">2. The user's password should contain at least 8 characters</text:span></text:p>
          </draw:text-box>
        </draw:frame>
        <presentation:notes draw:style-name="dp2">
          <draw:page-thumbnail draw:style-name="gr1"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Login and Authentication (2)" draw:style-name="dp1" draw:master-page-name="Title_20_Slide" presentation:presentation-page-layout-name="AL1T0">
        <draw:frame presentation:style-name="pr6" draw:text-style-name="P8" draw:layer="layout" svg:width="21.589cm" svg:height="3.831cm" svg:x="1.905cm" svg:y="0cm" presentation:class="title" presentation:user-transformed="true">
          <draw:text-box>
            <text:p text:style-name="P7"><text:span text:style-name="T6">Login and Authentication</text:span></text:p>
          </draw:text-box>
        </draw:frame>
        <draw:frame presentation:style-name="pr5" draw:text-style-name="P10" draw:layer="layout" svg:width="22.35cm" svg:height="13.045cm" svg:x="1.681cm" svg:y="4.608cm" presentation:class="subtitle" presentation:user-transformed="true">
          <draw:text-box>
            <text:p text:style-name="P9"><text:span text:style-name="T10">Login non functional Requirements</text:span></text:p>
            <text:p text:style-name="P9"><text:span text:style-name="T7"><text:s/></text:span></text:p>
            <text:list text:style-name="L5">
              <text:list-item>
                <text:p text:style-name="P9"><text:span text:style-name="T7"><text:s text:c="4"/></text:span><text:span text:style-name="T7">Secure authentication using JWT tokens</text:span></text:p>
              </text:list-item>
              <text:list-item>
                <text:p text:style-name="P9"><text:span text:style-name="T7"><text:s/></text:span><text:span text:style-name="T7">Security enforced by hashing the user passwords and storing in mongo DB</text:span></text:p>
              </text:list-item>
              <text:list-item>
                <text:p text:style-name="P9"><text:span text:style-name="T7"><text:s/></text:span><text:span text:style-name="T7">Login should be fast, using Indian servers rather than servers abroad</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User dashboard 1" draw:style-name="dp1" draw:master-page-name="Title_20_Slide" presentation:presentation-page-layout-name="AL1T0">
        <draw:frame presentation:style-name="pr4" draw:text-style-name="P8" draw:layer="layout" svg:width="21.589cm" svg:height="3.833cm" svg:x="2.362cm" svg:y="-0.645cm" presentation:class="title" presentation:user-transformed="true">
          <draw:text-box>
            <text:p text:style-name="P7"><text:span text:style-name="T6">User dashboard 1</text:span></text:p>
          </draw:text-box>
        </draw:frame>
        <draw:frame presentation:style-name="pr5" draw:text-style-name="P10" draw:layer="layout" svg:width="23.09cm" svg:height="14.325cm" svg:x="1.034cm" svg:y="3.827cm" presentation:class="subtitle" presentation:user-transformed="true">
          <draw:text-box>
            <text:list text:style-name="L5">
              <text:list-item>
                <text:p text:style-name="P11"><text:span text:style-name="T7">User selects hospital by searching and selects doctor to get into the token booking dashboard</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User dashboard 2" draw:style-name="dp1" draw:master-page-name="Title_20_Slide" presentation:presentation-page-layout-name="AL1T0">
        <draw:frame presentation:style-name="pr6" draw:text-style-name="P8" draw:layer="layout" svg:width="23.104cm" svg:height="3.512cm" svg:x="0.823cm" svg:y="0.117cm" presentation:class="title" presentation:user-transformed="true">
          <draw:text-box>
            <text:p text:style-name="P7"><text:span text:style-name="T6">User dashboard 2</text:span></text:p>
          </draw:text-box>
        </draw:frame>
        <draw:frame presentation:style-name="pr5" draw:text-style-name="P10" draw:layer="layout" svg:width="24.227cm" svg:height="14.278cm" svg:x="0.722cm" svg:y="4.041cm" presentation:class="subtitle" presentation:user-transformed="true">
          <draw:text-box>
            <text:list text:style-name="L5">
              <text:list-item>
                <text:p text:style-name="P11"><text:span text:style-name="T7"><text:s/></text:span><text:span text:style-name="T7">booking of token</text:span></text:p>
              </text:list-item>
              <text:list-item>
                <text:p text:style-name="P11"><text:span text:style-name="T7">current token displaying </text:span></text:p>
              </text:list-item>
              <text:list-item>
                <text:p text:style-name="P11"><text:span text:style-name="T7">alarm setting</text:span></text:p>
              </text:list-item>
              <text:list-item>
                <text:p text:style-name="P11"><text:span text:style-name="T7">request for revisit after tests</text:span></text:p>
              </text:list-item>
              <text:list-item>
                <text:p text:style-name="P11"><text:span text:style-name="T7">request to consider late commer,options are aavailable</text:span></text:p>
              </text:list-item>
            </text:list>
          </draw:text-box>
        </draw:frame>
        <draw:custom-shape draw:style-name="gr2" draw:text-style-name="P14" draw:layer="layout" svg:width="12.699cm" svg:height="0.759cm" svg:x="6.35cm" svg:y="8.996cm">
          <text:p text:style-name="P13"><text:span text:style-name="T1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16" draw:layer="layout" svg:width="16.211cm" svg:height="1.137cm" svg:x="6.35cm" svg:y="28.641cm">
          <text:p text:style-name="P15"><text:span text:style-name="T11">Where booking of token,current token displaying ,alarm setting,request for revisit after tests, request to consider late commer,options are aavail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Doctor dashboard&#10;" draw:style-name="dp1" draw:master-page-name="Title_20_Slide" presentation:presentation-page-layout-name="AL1T0">
        <draw:frame presentation:style-name="pr6" draw:text-style-name="P8" draw:layer="layout" svg:width="22.395cm" svg:height="3.75cm" svg:x="1.099cm" svg:y="0cm" presentation:class="title" presentation:user-transformed="true">
          <draw:text-box>
            <text:p text:style-name="P7"><text:span text:style-name="T6">Doctor dashboard</text:span><text:span text:style-name="T9"><text:line-break/></text:span><text:span text:style-name="T9"/></text:p>
          </draw:text-box>
        </draw:frame>
        <draw:frame presentation:style-name="pr5" draw:text-style-name="P10" draw:layer="layout" svg:width="23.559cm" svg:height="13.867cm" svg:x="0.95cm" svg:y="4.172cm" presentation:class="subtitle" presentation:user-transformed="true">
          <draw:text-box>
            <text:list text:style-name="L5">
              <text:list-item>
                <text:p text:style-name="P11"><text:span text:style-name="T7">It contains side bar to activate or deactivate token booking </text:span></text:p>
              </text:list-item>
              <text:list-item>
                <text:p text:style-name="P11"><text:span text:style-name="T7">And in main screen displaying current token,tokens left ,total tokens,re visitors number pending ,late comers number pending </text:span></text:p>
              </text:list-item>
              <text:list-item>
                <text:p text:style-name="P11"><text:span text:style-name="T7">option to increment token,calling late comers,calling re visitors option</text:span></text:p>
              </text:list-item>
              <text:list-item>
                <text:p text:style-name="P11"><text:span text:style-name="T7">allow revisit request option for the current token user option</text:span></text:p>
              </text:list-item>
              <text:list-item>
                <text:p text:style-name="P11"><text:span text:style-name="T7">current visitors name and age are there in the doctor dashboard</text:span></text:p>
              </text:list-item>
            </text:list>
            <text:p text:style-name="P11"><text:span text:style-name="T12"/></text:p>
            <text:p text:style-name="P9"><text:span text:style-name="T12"/></text:p>
          </draw:text-box>
        </draw:frame>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Staff dashboard&#10;" draw:style-name="dp1" draw:master-page-name="Title_20_Slide" presentation:presentation-page-layout-name="AL1T0">
        <draw:frame presentation:style-name="pr6" draw:text-style-name="P8" draw:layer="layout" svg:width="21.589cm" svg:height="4.088cm" svg:x="1.905cm" svg:y="0.999cm" presentation:class="title" presentation:user-transformed="true">
          <draw:text-box>
            <text:p text:style-name="P7"><text:span text:style-name="T6">Staff dashboard</text:span><text:span text:style-name="T9"><text:line-break/></text:span><text:span text:style-name="T9"/></text:p>
          </draw:text-box>
        </draw:frame>
        <draw:frame presentation:style-name="pr5" draw:text-style-name="P10" draw:layer="layout" svg:width="22.789cm" svg:height="14.368cm" svg:x="0.938cm" svg:y="2.938cm" presentation:class="subtitle" presentation:user-transformed="true">
          <draw:text-box>
            <text:list text:style-name="L5">
              <text:list-item>
                <text:p text:style-name="P11"><text:span text:style-name="T7">Add new token</text:span></text:p>
              </text:list-item>
            </text:list>
            <text:p text:style-name="P11"><text:span text:style-name="T8"/></text:p>
            <text:list text:continue-numbering="true" text:style-name="L5">
              <text:list-item>
                <text:p text:style-name="P11"><text:span text:style-name="T7">set time limit for token registration</text:span></text:p>
              </text:list-item>
            </text:list>
            <text:p text:style-name="P11"><text:span text:style-name="T8"/></text:p>
            <text:list text:continue-numbering="true" text:style-name="L5">
              <text:list-item>
                <text:p text:style-name="P11"><text:span text:style-name="T7">set amount for token booking.</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Token booking constraints input" draw:style-name="dp1" draw:master-page-name="Title_20_Slide" presentation:presentation-page-layout-name="AL1T0">
        <draw:frame presentation:style-name="pr6" draw:text-style-name="P8" draw:layer="layout" svg:width="21.589cm" svg:height="3.798cm" svg:x="1.905cm" svg:y="0.254cm" presentation:class="title" presentation:user-transformed="true">
          <draw:text-box>
            <text:p text:style-name="P7"><text:span text:style-name="T6">Token booking constraints input</text:span></text:p>
          </draw:text-box>
        </draw:frame>
        <draw:frame presentation:style-name="pr5" draw:text-style-name="P10" draw:layer="layout" svg:width="23.284cm" svg:height="14.203cm" svg:x="1.201cm" svg:y="4.053cm" presentation:class="subtitle" presentation:user-transformed="true">
          <draw:text-box>
            <text:list text:style-name="L5">
              <text:list-item>
                <text:p text:style-name="P11"><text:span text:style-name="T7">Token booking should be paid for any hospital to avoid</text:span></text:p>
              </text:list-item>
            </text:list>
            <text:p text:style-name="P11"><text:span text:style-name="T8"/></text:p>
            <text:list text:continue-numbering="true" text:style-name="L5">
              <text:list-item>
                <text:p text:style-name="P11"><text:span text:style-name="T7">one user can only book 4 token in one hospital</text:span></text:p>
              </text:list-item>
            </text:list>
            <text:p text:style-name="P11"><text:span text:style-name="T8"/></text:p>
            <text:list text:continue-numbering="true" text:style-name="L5">
              <text:list-item>
                <text:p text:style-name="P11"><text:span text:style-name="T7">Request for late comers will disable if failed to present in the second time (after requesting once)</text:span></text:p>
              </text:list-item>
            </text:list>
            <text:p text:style-name="P11"><text:span text:style-name="T8"/></text:p>
            <text:list text:continue-numbering="true" text:style-name="L5">
              <text:list-item>
                <text:p text:style-name="P11"><text:span text:style-name="T7">Offline users should provide details correctly and also has to bring any document that proves identity which should match the details provided in offline token booking</text:span></text:p>
              </text:list-item>
            </text:list>
            <text:p text:style-name="P11"><text:span text:style-name="T8"/></text:p>
            <text:p text:style-name="P11"><text:span text:style-name="T8"/></text:p>
            <text:p text:style-name="P11"><text:span text:style-name="T8"/></text:p>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Tools used" draw:style-name="dp1" draw:master-page-name="Title_20_Slide" presentation:presentation-page-layout-name="AL1T0">
        <draw:frame presentation:style-name="pr4" draw:text-style-name="P8" draw:layer="layout" svg:width="21.589cm" svg:height="3.607cm" svg:x="1.905cm" svg:y="0.665cm" presentation:class="title" presentation:user-transformed="true">
          <draw:text-box>
            <text:p text:style-name="P7"><text:span text:style-name="T6">Tools used</text:span></text:p>
          </draw:text-box>
        </draw:frame>
        <draw:frame presentation:style-name="pr5" draw:text-style-name="P10" draw:layer="layout" svg:width="23.101cm" svg:height="13.218cm" svg:x="0.545cm" svg:y="4.672cm" presentation:class="subtitle" presentation:user-transformed="true">
          <draw:text-box>
            <text:list text:style-name="L5">
              <text:list-item>
                <text:p text:style-name="P11"><text:span text:style-name="T7">Php my admin</text:span></text:p>
              </text:list-item>
            </text:list>
            <text:p text:style-name="P11"><text:span text:style-name="T8"/></text:p>
            <text:list text:continue-numbering="true" text:style-name="L5">
              <text:list-item>
                <text:p text:style-name="P11"><text:span text:style-name="T7">Php,css,html,javascript</text:span></text:p>
              </text:list-item>
            </text:list>
            <text:p text:style-name="P11"><text:span text:style-name="T8"/></text:p>
            <text:list text:continue-numbering="true" text:style-name="L5">
              <text:list-item>
                <text:p text:style-name="P11"><text:span text:style-name="T7">Flutter</text:span></text:p>
              </text:list-item>
            </text:list>
            <text:p text:style-name="P11"><text:span text:style-name="T8"/></text:p>
            <text:p text:style-name="P11"><text:span text:style-name="T8"/></text:p>
            <text:p text:style-name="P11"><text:span text:style-name="T8"/></text:p>
            <text:p text:style-name="P11"><text:span text:style-name="T8"/></text:p>
          </draw:text-box>
        </draw:frame>
        <presentation:notes draw:style-name="dp2">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draw:frame presentation:style-name="pr11" draw:text-style-name="P12" draw:layer="layout" svg:width="21.589cm" svg:height="3.732cm" svg:x="1.905cm" svg:y="0cm" presentation:class="title" presentation:placeholder="true" presentation:user-transformed="true">
          <draw:text-box/>
        </draw:frame>
        <draw:frame presentation:style-name="pr5" draw:text-style-name="P10" draw:layer="layout" svg:width="23.586cm" svg:height="13.206cm" svg:x="0.623cm" svg:y="4.803cm" presentation:class="subtitle" presentation:user-transformed="true">
          <draw:text-box>
            <text:list text:style-name="L5">
              <text:list-item>
                <text:p text:style-name="P11"><text:span text:style-name="T7">This application is made as a platform for all hospitals to eradicate all there token related problems</text:span></text:p>
              </text:list-item>
            </text:list>
            <text:p text:style-name="P11"><text:span text:style-name="T12"/></text:p>
            <text:list text:continue-numbering="true" text:style-name="L5">
              <text:list-item>
                <text:p text:style-name="P11"><text:span text:style-name="T12">user ease , convenience ,save time and effort,eradicate queuing problem and related troubles in all hospitals,improve selection of hospitals.</text:span></text:p>
              </text:list-item>
            </text:list>
            <text:p text:style-name="P11"><text:span text:style-name="T12"/></text:p>
            <text:list text:continue-numbering="true" text:style-name="L5">
              <text:list-item>
                <text:p text:style-name="P11"><text:span text:style-name="T12"><text:s/></text:span><text:span text:style-name="T12">This platform can increase the overall experience in hospital,reduce number of staffs in hospitals </text:span></text:p>
              </text:list-item>
            </text:list>
            <text:p text:style-name="P11"><text:span text:style-name="T12"/></text:p>
            <text:list text:continue-numbering="true" text:style-name="L5">
              <text:list-item>
                <text:p text:style-name="P11"><text:span text:style-name="T12">Can attract distant patients to there hospitals, publicity of hospitals,</text:span></text:p>
              </text:list-item>
            </text:list>
          </draw:text-box>
        </draw:frame>
        <draw:custom-shape draw:style-name="gr4" draw:text-style-name="P18" draw:layer="layout" svg:width="12.699cm" svg:height="2.17cm" svg:x="11.509cm" svg:y="25.902cm">
          <text:p text:style-name="P17"><text:span text:style-name="T13"><text:s/></text:span></text:p>
          <text:p text:style-name="P15"><text:span text:style-name="T11">This application is made as a plateform for all hospitals to eradicate all there token related probl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8" draw:layer="layout" svg:width="12.699cm" svg:height="2.066cm" svg:x="8.315cm" svg:y="24.946cm">
          <text:p text:style-name="P17"><text:span text:style-name="T11">This platform can increase the overal experience in hospital,reduce number of staffs in hospitals , </text:span></text:p>
          <text:p text:style-name="P15"><text:span text:style-name="T11">Can attract distant patients to there hospitals, publicity of hospit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pitch="variable"/>
    <style:font-face style:name="Calibri Light" svg:font-family="'Calibri Light'"/>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Lucida Sans1"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ce style:name="宋体" svg:font-family="宋体" style:font-pitch="variable"/>
    <style:font-face style:name="宋体1" svg:font-family="宋体"/>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language-asian="zh" style:country-asian="CN"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zh" style:country-asian="CN"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1"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Title 1" presentation:style-name="Mpr1" draw:text-style-name="MP6" draw:layer="backgroundobjects" svg:width="21.589cm" svg:height="6.631cm" svg:x="1.905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714cm" svg:height="1.013cm" svg:x="1.746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572cm" svg:height="1.013cm" svg:x="8.414cm" svg:y="17.657cm" presentation:class="footer" presentation:user-transformed="true">
        <draw:text-box>
          <text:p text:style-name="MP9"><presentation:footer/></text:p>
        </draw:text-box>
      </draw:frame>
      <draw:frame draw:name="Slide Number Placeholder 5" presentation:style-name="Mpr2" draw:text-style-name="MP8" draw:layer="backgroundobjects" svg:width="5.714cm" svg:height="1.013cm" svg:x="17.939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RMX1921</meta:initial-creator>
    <meta:creation-date>2015-05-08T17:30:45</meta:creation-date>
    <dc:date>2023-04-26T23:27:12.181000000</dc:date>
    <meta:generator>LibreOffice/7.5.2.2$Windows_X86_64 LibreOffice_project/53bb9681a964705cf672590721dbc85eb4d0c3a2</meta:generator>
    <meta:editing-duration>PT7M51S</meta:editing-duration>
    <meta:editing-cycles>7</meta:editing-cycles>
    <meta:document-statistic meta:object-count="121"/>
    <meta:user-defined meta:name="AppVersion">15.0000</meta:user-defined>
    <meta:user-defined meta:name="ICV">33006e41d8b94928b6173397107ca080</meta:user-defined>
  </office:meta>
</office:document-meta>
</file>